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svg:stroke-width="0.019cm" svg:stroke-color="#000000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draw:marker-end="Arrowhead_20_3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cm" draw:marker-start="Arrowhead_20_3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cm" draw:marker-end="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9cm" draw:marker-start="Arrowhead_20_3" draw:marker-end="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5" draw:style-name="gr1" draw:text-style-name="P1" svg:width="1.853cm" svg:height="0.609cm" svg:x="14.429cm" svg:y="0.397cm"><text:p/></draw:rect> <text:s text:c="4"/></text:p>
      <text:p text:style-name="Standard"><draw:line text:anchor-type="paragraph" draw:z-index="4" draw:style-name="gr3" draw:text-style-name="P1" svg:x1="0.004cm" svg:y1="0.268cm" svg:x2="0.505cm" svg:y2="0.268cm"><text:p/></draw:line><draw:line text:anchor-type="paragraph" draw:z-index="3" draw:style-name="gr2" draw:text-style-name="P1" svg:x1="0.004cm" svg:y1="1.679cm" svg:x2="0.004cm" svg:y2="0.268cm"><text:p/></draw:line><draw:line text:anchor-type="paragraph" draw:z-index="64" draw:style-name="gr7" draw:text-style-name="P1" svg:x1="-0.282cm" svg:y1="5.625cm" svg:x2="-0.282cm" svg:y2="0.256cm"><text:p/></draw:line><draw:line text:anchor-type="paragraph" draw:z-index="65" draw:style-name="gr7" draw:text-style-name="P1" svg:x1="-0.282cm" svg:y1="0.256cm" svg:x2="0.085cm" svg:y2="0.256cm"><text:p/></draw:line> <text:s text:c="4"/>CARTELLA_CLINICA(<text:span text:style-name="T1">ID</text:span>, data_ricovero, data_dimissione*, motivo, prognosi*, CODSAN )</text:p>
      <text:p text:style-name="Standard"><draw:rect text:anchor-type="paragraph" draw:z-index="0" draw:style-name="gr1" draw:text-style-name="P1" svg:width="2.964cm" svg:height="0.609cm" svg:x="2.425cm" svg:y="0.425cm"><text:p/></draw:rect><draw:line text:anchor-type="paragraph" draw:z-index="18" draw:style-name="gr2" draw:text-style-name="P1" svg:x1="15.072cm" svg:y1="0.018cm" svg:x2="15.072cm" svg:y2="2.156cm"><text:p/></draw:line></text:p>
      <text:p text:style-name="Standard"><text:s text:c="5"/>TERAPIE( <text:span text:style-name="T1">ID_CARTELLA</text:span><text:span text:style-name="T2"> </text:span>, inizio, fine, frequenza, dose, farmaco)</text:p>
      <text:p text:style-name="Standard"><draw:line text:anchor-type="paragraph" draw:z-index="2" draw:style-name="gr2" draw:text-style-name="P1" svg:x1="3.433cm" svg:y1="0.219cm" svg:x2="0.004cm" svg:y2="0.219cm"><text:p/></draw:line><draw:line text:anchor-type="paragraph" draw:z-index="1" draw:style-name="gr2" draw:text-style-name="P1" svg:x1="3.433cm" svg:y1="0.06cm" svg:x2="3.433cm" svg:y2="0.219cm"><text:p/></draw:line></text:p>
      <text:p text:style-name="Standard"><draw:line text:anchor-type="paragraph" draw:z-index="9" draw:style-name="gr4" draw:text-style-name="P1" svg:x1="0.504cm" svg:y1="0.208cm" svg:x2="-0.115cm" svg:y2="0.208cm"><text:p/></draw:line><draw:line text:anchor-type="paragraph" draw:z-index="10" draw:style-name="gr2" draw:text-style-name="P1" svg:x1="-0.115cm" svg:y1="0.208cm" svg:x2="-0.115cm" svg:y2="4.695cm"><text:p/></draw:line> <text:s text:c="4"/>PAZIENTE( <text:span text:style-name="T1">CODSAN</text:span><text:span text:style-name="T2">, nome, cognome, nascita, psw, </text:span><text:s/>citta, via, prov, cap, civico)</text:p>
      <text:p text:style-name="Standard"><draw:line text:anchor-type="paragraph" draw:z-index="19" draw:style-name="gr2" draw:text-style-name="P1" svg:x1="15.072cm" svg:y1="0.208cm" svg:x2="-0.115cm" svg:y2="0.208cm"><text:p/></draw:line></text:p>
      <text:p text:style-name="Standard"><draw:line text:anchor-type="paragraph" draw:z-index="14" draw:style-name="gr2" draw:text-style-name="P1" svg:x1="0.097cm" svg:y1="0.266cm" svg:x2="0.097cm" svg:y2="1.816cm"><text:p/></draw:line><draw:line text:anchor-type="paragraph" draw:z-index="28" draw:style-name="gr3" draw:text-style-name="P1" svg:x1="0.097cm" svg:y1="0.266cm" svg:x2="0.504cm" svg:y2="0.266cm"><text:p/></draw:line> <text:s text:c="4"/>FATTORI_RISCHIO( <text:span text:style-name="T1">NOME</text:span> )</text:p>
      <text:p text:style-name="Standard"><draw:rect text:anchor-type="paragraph" draw:z-index="6" draw:style-name="gr1" draw:text-style-name="P1" svg:width="2.7cm" svg:height="0.609cm" svg:x="4.489cm" svg:y="0.457cm"><text:p/></draw:rect><draw:rect text:anchor-type="paragraph" draw:z-index="7" draw:style-name="gr1" draw:text-style-name="P1" svg:width="3.382cm" svg:height="0.609cm" svg:x="7.392cm" svg:y="0.436cm"><text:p/></draw:rect></text:p>
      <text:p text:style-name="Standard"><text:s text:c="5"/>RISCHI_PAZIENTE ( <text:span text:style-name="T1">ID_PAZIENTE</text:span><text:span text:style-name="T2"> </text:span>, <text:span text:style-name="T1">NOME_FATTORE</text:span><text:span text:style-name="T2"> </text:span>)</text:p>
      <text:p text:style-name="Standard"><draw:line text:anchor-type="paragraph" draw:z-index="8" draw:style-name="gr2" draw:text-style-name="P1" svg:x1="5.812cm" svg:y1="0.092cm" svg:x2="5.812cm" svg:y2="0.189cm"><text:p/></draw:line><draw:line text:anchor-type="paragraph" draw:z-index="11" draw:style-name="gr2" draw:text-style-name="P1" svg:x1="9.04cm" svg:y1="0.071cm" svg:x2="9.04cm" svg:y2="0.357cm"><text:p/></draw:line><draw:line text:anchor-type="paragraph" draw:z-index="13" draw:style-name="gr2" draw:text-style-name="P1" svg:x1="5.812cm" svg:y1="0.189cm" svg:x2="-0.115cm" svg:y2="0.189cm"><text:p/></draw:line><draw:line text:anchor-type="paragraph" draw:z-index="12" draw:style-name="gr2" draw:text-style-name="P1" svg:x1="9.04cm" svg:y1="0.356cm" svg:x2="0.097cm" svg:y2="0.356cm"><text:p/></draw:line><draw:rect text:anchor-type="paragraph" draw:z-index="60" draw:style-name="gr1" draw:text-style-name="P1" svg:width="2.897cm" svg:height="0.609cm" svg:x="5.687cm" svg:y="0.467cm"><text:p/></draw:rect></text:p>
      <text:p text:style-name="Standard"><draw:line text:anchor-type="paragraph" draw:z-index="21" draw:style-name="gr2" draw:text-style-name="P1" svg:x1="0.06cm" svg:y1="0.238cm" svg:x2="0.06cm" svg:y2="3.577cm"><text:p/></draw:line><draw:line text:anchor-type="paragraph" draw:z-index="24" draw:style-name="gr3" draw:text-style-name="P1" svg:x1="0.06cm" svg:y1="0.238cm" svg:x2="0.505cm" svg:y2="0.238cm"><text:p/></draw:line> <text:s text:c="4"/>SINTOMI ( <text:span text:style-name="T1">NOME</text:span><text:span text:style-name="T2">, intensita, </text:span><text:span text:style-name="T1">ID_CARTELLA</text:span><text:span text:style-name="T2">, data, durata*</text:span>)</text:p>
      <text:p text:style-name="Standard"><draw:rect text:anchor-type="paragraph" draw:z-index="15" draw:style-name="gr1" draw:text-style-name="P1" svg:width="2.793cm" svg:height="0.609cm" svg:x="2.759cm" svg:y="0.43cm"><text:p/></draw:rect><draw:rect text:anchor-type="paragraph" draw:z-index="46" draw:style-name="gr1" draw:text-style-name="P1" svg:width="2.49cm" svg:height="0.609cm" svg:x="13.328cm" svg:y="0.422cm"><text:p/></draw:rect><draw:rect text:anchor-type="paragraph" draw:z-index="59" draw:style-name="gr1" draw:text-style-name="P1" svg:width="2.897cm" svg:height="0.609cm" svg:x="7.052cm" svg:y="0.434cm"><text:p/></draw:rect><draw:line text:anchor-type="paragraph" draw:z-index="61" draw:style-name="gr7" draw:text-style-name="P1" svg:x1="-0.282cm" svg:y1="0.27cm" svg:x2="8.684cm" svg:y2="0.27cm"><text:p/></draw:line><draw:line text:anchor-type="paragraph" draw:z-index="62" draw:style-name="gr7" draw:text-style-name="P1" svg:x1="7.655cm" svg:y1="0.102cm" svg:x2="7.655cm" svg:y2="0.27cm"><text:p/></draw:line><draw:line text:anchor-type="paragraph" draw:z-index="63" draw:style-name="gr7" draw:text-style-name="P1" svg:x1="8.684cm" svg:y1="0.49cm" svg:x2="8.684cm" svg:y2="0.27cm"><text:p/></draw:line></text:p>
      <text:p text:style-name="Standard"><draw:line text:anchor-type="paragraph" draw:z-index="27" draw:style-name="gr2" draw:text-style-name="P1" svg:x1="0.159cm" svg:y1="2.736cm" svg:x2="0.159cm" svg:y2="0.24cm"><text:p/></draw:line><draw:line text:anchor-type="paragraph" draw:z-index="41" draw:style-name="gr6" draw:text-style-name="P1" svg:x1="0.505cm" svg:y1="0.24cm" svg:x2="0.159cm" svg:y2="0.24cm"><text:p/></draw:line> <text:s text:c="4"/>DIAGNOSI( <text:span text:style-name="T1">ID_PAZIENTE</text:span><text:span text:style-name="T2"> , </text:span><text:span text:style-name="T1">DATA</text:span><text:span text:style-name="T2">, </text:span><text:span text:style-name="T1">ID_CARTELLA</text:span><text:span text:style-name="T2">, ICD10, patologia</text:span> , <text:span text:style-name="T1">ID_MEDICO</text:span><text:span text:style-name="T2"> </text:span>)</text:p>
      <text:p text:style-name="Standard"><draw:line text:anchor-type="paragraph" draw:z-index="16" draw:style-name="gr2" draw:text-style-name="P1" svg:x1="-0.122cm" svg:y1="0.314cm" svg:x2="4.094cm" svg:y2="0.314cm"><text:p/></draw:line><draw:rect text:anchor-type="paragraph" draw:z-index="20" draw:style-name="gr1" draw:text-style-name="P1" svg:width="2.846cm" svg:height="0.609cm" svg:x="7.897cm" svg:y="0.42cm"><text:p/></draw:rect><draw:line text:anchor-type="paragraph" draw:z-index="17" draw:style-name="gr2" draw:text-style-name="P1" svg:x1="4.094cm" svg:y1="0.314cm" svg:x2="4.094cm" svg:y2="0.065cm"><text:p/></draw:line><draw:rect text:anchor-type="paragraph" draw:z-index="48" draw:style-name="gr1" draw:text-style-name="P1" svg:width="2.698cm" svg:height="0.609cm" svg:x="3.134cm" svg:y="0.437cm"><text:p/></draw:rect><draw:rect text:anchor-type="paragraph" draw:z-index="49" draw:style-name="gr1" draw:text-style-name="P1" svg:width="1.601cm" svg:height="0.609cm" svg:x="6.04cm" svg:y="0.42cm"><text:p/></draw:rect><draw:rect text:anchor-type="paragraph" draw:z-index="52" draw:style-name="gr1" draw:text-style-name="P1" svg:width="1.221cm" svg:height="0.609cm" svg:x="10.918cm" svg:y="0.411cm"><text:p/></draw:rect><draw:line text:anchor-type="paragraph" draw:z-index="56" draw:style-name="gr7" draw:text-style-name="P1" svg:x1="15.607cm" svg:y1="1.231cm" svg:x2="15.607cm" svg:y2="0.056cm"><text:p/></draw:line><draw:rect text:anchor-type="paragraph" draw:z-index="66" draw:style-name="gr1" draw:text-style-name="P1" svg:width="2.846cm" svg:height="0.609cm" svg:x="12.294cm" svg:y="0.381cm"><text:p/></draw:rect></text:p>
      <text:p text:style-name="Standard"><text:s text:c="5"/>CONFERME ( <text:span text:style-name="T1">ID_SINTOMO</text:span><text:span text:style-name="T2"> , </text:span><text:span text:style-name="T1">N_SINT</text:span><text:span text:style-name="T2"> <text:s/></text:span>, <text:span text:style-name="T1">ID_PAZIENTE</text:span> , <text:span text:style-name="T1">DATA </text:span><text:span text:style-name="T2">, </text:span><text:span text:style-name="T1">ID_CARTELLA</text:span><text:span text:style-name="T2"> </text:span>)</text:p>
      <text:p text:style-name="Standard"><draw:line text:anchor-type="paragraph" draw:z-index="22" draw:style-name="gr5" draw:text-style-name="P1" svg:x1="0.06cm" svg:y1="0.168cm" svg:x2="6.685cm" svg:y2="0.168cm"><text:p/></draw:line><draw:line text:anchor-type="paragraph" draw:z-index="23" draw:style-name="gr2" draw:text-style-name="P1" svg:x1="4.459cm" svg:y1="0.167cm" svg:x2="4.459cm" svg:y2="0.072cm"><text:p/></draw:line><draw:line text:anchor-type="paragraph" draw:z-index="25" draw:style-name="gr2" draw:text-style-name="P1" svg:x1="8.855cm" svg:y1="0.055cm" svg:x2="8.855cm" svg:y2="0.3cm"><text:p/></draw:line><draw:rect text:anchor-type="paragraph" draw:z-index="29" draw:style-name="gr1" draw:text-style-name="P1" svg:width="2.835cm" svg:height="0.609cm" svg:x="9.172cm" svg:y="0.418cm"><text:p/></draw:rect><draw:rect text:anchor-type="paragraph" draw:z-index="33" draw:style-name="gr1" draw:text-style-name="P1" svg:width="2.677cm" svg:height="0.609cm" svg:x="4.479cm" svg:y="0.436cm"><text:p/></draw:rect><draw:line text:anchor-type="paragraph" draw:z-index="26" draw:style-name="gr2" draw:text-style-name="P1" svg:x1="13.686cm" svg:y1="0.3cm" svg:x2="0.159cm" svg:y2="0.3cm"><text:p/></draw:line><draw:line text:anchor-type="paragraph" draw:z-index="50" draw:style-name="gr2" draw:text-style-name="P1" svg:x1="4.459cm" svg:y1="0.167cm" svg:x2="4.459cm" svg:y2="0.072cm"><text:p/></draw:line><draw:line text:anchor-type="paragraph" draw:z-index="51" draw:style-name="gr2" draw:text-style-name="P1" svg:x1="6.685cm" svg:y1="0.055cm" svg:x2="6.701cm" svg:y2="0.141cm"><text:p/></draw:line><draw:line text:anchor-type="paragraph" draw:z-index="53" draw:style-name="gr2" draw:text-style-name="P1" svg:x1="11.264cm" svg:y1="0.046cm" svg:x2="11.264cm" svg:y2="0.291cm"><text:p/></draw:line><draw:rect text:anchor-type="paragraph" draw:z-index="54" draw:style-name="gr1" draw:text-style-name="P1" svg:width="1.659cm" svg:height="0.609cm" svg:x="7.334cm" svg:y="0.429cm"><text:p/></draw:rect><draw:rect text:anchor-type="paragraph" draw:z-index="55" draw:style-name="gr1" draw:text-style-name="P1" svg:width="1.221cm" svg:height="0.609cm" svg:x="12.095cm" svg:y="0.406cm"><text:p/></draw:rect><draw:line text:anchor-type="paragraph" draw:z-index="67" draw:style-name="gr2" draw:text-style-name="P1" svg:x1="13.686cm" svg:y1="0.016cm" svg:x2="13.686cm" svg:y2="0.261cm"><text:p/></draw:line><draw:line text:anchor-type="paragraph" draw:z-index="68" draw:style-name="gr7" draw:text-style-name="P1" svg:x1="17.038cm" svg:y1="0.254cm" svg:x2="15.607cm" svg:y2="0.258cm"><text:p/></draw:line><draw:line text:anchor-type="paragraph" draw:z-index="69" draw:style-name="gr7" draw:text-style-name="P1" svg:x1="17.037cm" svg:y1="2.219cm" svg:x2="17.037cm" svg:y2="0.24cm"><text:p/></draw:line><draw:rect text:anchor-type="paragraph" draw:z-index="70" draw:style-name="gr1" draw:text-style-name="P1" svg:width="2.846cm" svg:height="0.609cm" svg:x="13.559cm" svg:y="0.4cm"><text:p/></draw:rect></text:p>
      <text:p text:style-name="Standard"><text:s text:c="5"/>CONTRADDIZIONI ( <text:span text:style-name="T1">ID_SINTOMO</text:span><text:span text:style-name="T2"> </text:span>, <text:span text:style-name="T1">N_SINT</text:span> , <text:span text:style-name="T1">ID_PAZIENTE</text:span><text:span text:style-name="T2">, <text:s/></text:span><text:span text:style-name="T1">DATA</text:span> , <text:span text:style-name="T1">ID_CARTELLA</text:span>)</text:p>
      <text:p text:style-name="Standard"><draw:line text:anchor-type="paragraph" draw:z-index="32" draw:style-name="gr2" draw:text-style-name="P1" svg:x1="0.159cm" svg:y1="0.302cm" svg:x2="15.111cm" svg:y2="0.302cm"><text:p/></draw:line><draw:line text:anchor-type="paragraph" draw:z-index="31" draw:style-name="gr2" draw:text-style-name="P1" svg:x1="10.296cm" svg:y1="0.053cm" svg:x2="10.296cm" svg:y2="0.319cm"><text:p/></draw:line><draw:line text:anchor-type="paragraph" draw:z-index="30" draw:style-name="gr2" draw:text-style-name="P1" svg:x1="0.06cm" svg:y1="0.169cm" svg:x2="8.052cm" svg:y2="0.169cm"><text:p/></draw:line><draw:line text:anchor-type="paragraph" draw:z-index="36" draw:style-name="gr2" draw:text-style-name="P1" svg:x1="5.98cm" svg:y1="0.071cm" svg:x2="5.98cm" svg:y2="0.203cm"><text:p/></draw:line><draw:line text:anchor-type="paragraph" draw:z-index="57" draw:style-name="gr7" draw:text-style-name="P1" svg:x1="8.052cm" svg:y1="0.064cm" svg:x2="8.052cm" svg:y2="0.17cm"><text:p/></draw:line><draw:line text:anchor-type="paragraph" draw:z-index="58" draw:style-name="gr7" draw:text-style-name="P1" svg:x1="12.506cm" svg:y1="0.041cm" svg:x2="12.506cm" svg:y2="0.302cm"><text:p/></draw:line><draw:line text:anchor-type="paragraph" draw:z-index="71" draw:style-name="gr7" draw:text-style-name="P1" svg:x1="15.111cm" svg:y1="0.036cm" svg:x2="15.111cm" svg:y2="0.297cm"><text:p/></draw:line></text:p>
      <text:p text:style-name="Standard"><draw:line text:anchor-type="paragraph" draw:z-index="40" draw:style-name="gr2" draw:text-style-name="P1" svg:x1="0.145cm" svg:y1="2.673cm" svg:x2="0.145cm" svg:y2="0.272cm"><text:p/></draw:line><draw:line text:anchor-type="paragraph" draw:z-index="42" draw:style-name="gr6" draw:text-style-name="P1" svg:x1="0.492cm" svg:y1="0.272cm" svg:x2="0.145cm" svg:y2="0.272cm"><text:p/></draw:line> <text:s text:c="4"/>MEDICO ( <text:span text:style-name="T1">ID</text:span>, nome, cognome, primario, psw, inizio_attivita )</text:p>
      <text:p text:style-name="Standard"><draw:line text:anchor-type="paragraph" draw:z-index="47" draw:style-name="gr2" draw:text-style-name="P1" svg:x1="0.145cm" svg:y1="0.272cm" svg:x2="17.038cm" svg:y2="0.272cm"><text:p/></draw:line></text:p>
      <text:p text:style-name="Standard"><draw:line text:anchor-type="paragraph" draw:z-index="43" draw:style-name="gr6" draw:text-style-name="P1" svg:x1="0.493cm" svg:y1="0.258cm" svg:x2="0.004cm" svg:y2="0.258cm"><text:p/></draw:line><draw:line text:anchor-type="paragraph" draw:z-index="44" draw:style-name="gr2" draw:text-style-name="P1" svg:x1="0.004cm" svg:y1="1.842cm" svg:x2="0.004cm" svg:y2="0.258cm"><text:p/></draw:line> <text:s text:c="4"/>SPECIALIZZAZIONI ( <text:span text:style-name="T1">NOME</text:span> )</text:p>
      <text:p text:style-name="Standard"><draw:rect text:anchor-type="paragraph" draw:z-index="34" draw:style-name="gr1" draw:text-style-name="P1" svg:width="2.366cm" svg:height="0.609cm" svg:x="4.777cm" svg:y="0.462cm"><text:p/></draw:rect><draw:rect text:anchor-type="paragraph" draw:z-index="35" draw:style-name="gr1" draw:text-style-name="P1" svg:width="5.524cm" svg:height="0.609cm" svg:x="7.267cm" svg:y="0.439cm"><text:p/></draw:rect></text:p>
      <text:p text:style-name="Standard"><draw:line text:anchor-type="paragraph" draw:z-index="37" draw:style-name="gr2" draw:text-style-name="P1" svg:x1="5.639cm" svg:y1="0.584cm" svg:x2="5.639cm" svg:y2="0.716cm"><text:p/></draw:line><draw:line text:anchor-type="paragraph" draw:z-index="38" draw:style-name="gr2" draw:text-style-name="P1" svg:x1="7.641cm" svg:y1="0.558cm" svg:x2="7.641cm" svg:y2="0.868cm"><text:p/></draw:line><draw:line text:anchor-type="paragraph" draw:z-index="39" draw:style-name="gr2" draw:text-style-name="P1" svg:x1="0.145cm" svg:y1="0.726cm" svg:x2="5.622cm" svg:y2="0.717cm"><text:p/></draw:line><draw:line text:anchor-type="paragraph" draw:z-index="45" draw:style-name="gr2" draw:text-style-name="P1" svg:x1="0.004cm" svg:y1="0.869cm" svg:x2="7.642cm" svg:y2="0.858cm"><text:p/></draw:line> <text:s text:c="4"/>SPEC_DEL_MEDICO ( <text:span text:style-name="T1">ID_MEDICO</text:span>, <text:span text:style-name="T1">NOME_SPECIALIZZAZIONE</text:span>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3" draw:display-name="Arrowhead 3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GIORDANO</meta:initial-creator>
    <meta:creation-date>2014-05-28T10:13:50</meta:creation-date>
    <dc:date>2014-07-17T12:55:27</dc:date>
    <dc:creator>Enrico Giordano</dc:creator>
    <meta:editing-duration>PT2H33M45S</meta:editing-duration>
    <meta:editing-cycles>35</meta:editing-cycles>
    <meta:generator>LibreOffice/3.5$Linux_x86 LibreOffice_project/350m1$Build-2</meta:generator>
    <meta:document-statistic meta:table-count="0" meta:image-count="0" meta:object-count="0" meta:page-count="1" meta:paragraph-count="13" meta:word-count="92" meta:character-count="759" meta:non-whitespace-character-count="611"/>
  </office:meta>
</office:document-meta>
</file>